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5.955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4.053cm"/>
    </style:style>
    <style:style style:name="co6" style:family="table-column">
      <style:table-column-properties fo:break-before="auto" style:column-width="16.445cm"/>
    </style:style>
    <style:style style:name="co7" style:family="table-column">
      <style:table-column-properties fo:break-before="auto" style:column-width="8.5cm"/>
    </style:style>
    <style:style style:name="co8" style:family="table-column">
      <style:table-column-properties fo:break-before="auto" style:column-width="2.235cm"/>
    </style:style>
    <style:style style:name="co9" style:family="table-column">
      <style:table-column-properties fo:break-before="auto" style:column-width="3.1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ta1" style:family="table" style:master-page-name="PageStyle_5f_calculate_20_T_20_and_20_p_20_BMP280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 style:data-style-name="N81">
      <style:table-cell-properties style:glyph-orientation-vertical="0" fo:background-color="#92a0b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 style:data-style-name="N8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 style:data-style-name="N8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 style:data-style-name="N8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92a0b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8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 style:data-style-name="N8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c0c0c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 style:data-style-name="N1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ce46" style:family="table-cell" style:parent-style-name="Default">
      <style:table-cell-properties fo:padding="0.071cm"/>
    </style:style>
    <style:style style:name="ta_extref" style:family="table">
      <style:table-properties table:display="false"/>
    </style:style>
    <style:style style:name="T1" style:family="text">
      <style:text-properties fo:color="#0000ff" style:font-name="Courier New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style:font-name="Courier New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7pt" style:font-size-complex="7pt" style:font-weight-asian="normal" style:font-weight-complex="normal" style:font-style-asian="normal" style:font-style-complex="normal" style:use-window-font-color="true"/>
    </style:style>
    <style:style style:name="T3" style:family="text">
      <style:text-properties style:font-name="Courier New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7pt" style:font-size-complex="7pt" style:font-weight-asian="normal" style:font-weight-complex="normal" style:font-style-asian="normal" style:font-style-complex="normal" fo:color="#0000f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ate T and p BMP280" table:style-name="ta1" table:print-ranges="'calculate T and p BMP280'.B1:'calculate T and p BMP280'.F55">
        <office:forms form:automatic-focus="false" form:apply-design-mode="false"/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14"/>
        <table:table-column table:style-name="co6" table:default-cell-style-name="ce1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248" table:default-cell-style-name="ce2"/>
        <table:table-column table:style-name="co8" table:number-columns-repeated="767" table:default-cell-style-name="Default"/>
        <table:table-row table:style-name="ro1">
          <table:table-cell/>
          <table:table-cell table:style-name="ce2" table:number-columns-repeated="2"/>
          <table:table-cell table:style-name="ce24" table:number-columns-repeated="2"/>
          <table:table-cell table:style-name="ce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alculation of pressure and temperature for BMP280</text:p>
          </table:table-cell>
          <table:covered-table-cell table:number-columns-repeated="2" table:style-name="ce17"/>
          <table:covered-table-cell table:style-name="ce37"/>
          <table:table-cell table:style-name="ce2"/>
          <table:table-cell table:number-columns-repeated="1018"/>
        </table:table-row>
        <table:table-row table:style-name="ro3">
          <table:table-cell/>
          <table:table-cell table:style-name="ce7" table:number-columns-repeated="4"/>
          <table:table-cell table:style-name="ce2"/>
          <table:table-cell table:number-columns-repeated="1018"/>
        </table:table-row>
        <table:table-row table:style-name="ro3">
          <table:table-cell/>
          <table:table-cell table:style-name="ce51" office:value-type="string" calcext:value-type="string" table:number-columns-spanned="4" table:number-rows-spanned="1">
            <text:p>Sample trimming values</text:p>
          </table:table-cell>
          <table:covered-table-cell table:number-columns-repeated="3" table:style-name="ce51"/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9" office:value-type="string" calcext:value-type="string">
            <text:p>Register Address (LSB / MSB)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Type</text:p>
          </table:table-cell>
          <table:table-cell table:style-name="ce2" office:value-type="string" calcext:value-type="string">
            <text:p>Temperature: 0x83B2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0" office:value-type="string" calcext:value-type="string">
            <text:p>0x88 / 0x89</text:p>
          </table:table-cell>
          <table:table-cell table:style-name="ce13" office:value-type="string" calcext:value-type="string">
            <text:p>dig_T1</text:p>
          </table:table-cell>
          <table:table-cell table:style-name="ce25" office:value-type="float" office:value="28368" calcext:value-type="float">
            <text:p>28368</text:p>
          </table:table-cell>
          <table:table-cell table:style-name="ce38" office:value-type="string" calcext:value-type="string">
            <text:p>unsigned short</text:p>
          </table:table-cell>
          <table:table-cell table:style-name="ce2" office:value-type="string" calcext:value-type="string">
            <text:p>Pressure: 0x59E3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0" office:value-type="string" calcext:value-type="string">
            <text:p>0x8A / 0x8B</text:p>
          </table:table-cell>
          <table:table-cell table:style-name="ce13" office:value-type="string" calcext:value-type="string">
            <text:p>dig_T2</text:p>
          </table:table-cell>
          <table:table-cell table:style-name="ce25" office:value-type="float" office:value="26155" calcext:value-type="float">
            <text:p>26155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8C / 0x8D</text:p>
          </table:table-cell>
          <table:table-cell table:style-name="ce13" office:value-type="string" calcext:value-type="string">
            <text:p>dig_T3</text:p>
          </table:table-cell>
          <table:table-cell table:style-name="ce26" office:value-type="float" office:value="50" calcext:value-type="float">
            <text:p>5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8E / 0x8F</text:p>
          </table:table-cell>
          <table:table-cell table:style-name="ce13" office:value-type="string" calcext:value-type="string">
            <text:p>dig_P1</text:p>
          </table:table-cell>
          <table:table-cell table:style-name="ce27" office:value-type="float" office:value="35936" calcext:value-type="float">
            <text:p>35936</text:p>
          </table:table-cell>
          <table:table-cell table:style-name="ce38" office:value-type="string" calcext:value-type="string">
            <text:p>unsigned 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0 / 0x91</text:p>
          </table:table-cell>
          <table:table-cell table:style-name="ce13" office:value-type="string" calcext:value-type="string">
            <text:p>dig_P2</text:p>
          </table:table-cell>
          <table:table-cell table:style-name="ce27" office:value-type="float" office:value="-10642" calcext:value-type="float">
            <text:p>-10642</text:p>
          </table:table-cell>
          <table:table-cell table:style-name="ce38" office:value-type="string" calcext:value-type="string">
            <text:p>short</text:p>
          </table:table-cell>
          <table:table-cell table:style-name="ce31" table:formula="of:=t_fine" office:value-type="float" office:value="136977.583306432" calcext:value-type="float">
            <text:p>136978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2 / 0x93</text:p>
          </table:table-cell>
          <table:table-cell table:style-name="ce13" office:value-type="string" calcext:value-type="string">
            <text:p>dig_P3</text:p>
          </table:table-cell>
          <table:table-cell table:style-name="ce27" office:value-type="float" office:value="3024" calcext:value-type="float">
            <text:p>3024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4 / 0x95</text:p>
          </table:table-cell>
          <table:table-cell table:style-name="ce13" office:value-type="string" calcext:value-type="string">
            <text:p>dig_P4</text:p>
          </table:table-cell>
          <table:table-cell table:style-name="ce27" office:value-type="float" office:value="6317" calcext:value-type="float">
            <text:p>6317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6 / 0x97</text:p>
          </table:table-cell>
          <table:table-cell table:style-name="ce13" office:value-type="string" calcext:value-type="string">
            <text:p>dig_P5</text:p>
          </table:table-cell>
          <table:table-cell table:style-name="ce27" office:value-type="float" office:value="132" calcext:value-type="float">
            <text:p>132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8 / 0x99</text:p>
          </table:table-cell>
          <table:table-cell table:style-name="ce13" office:value-type="string" calcext:value-type="string">
            <text:p>dig_P6</text:p>
          </table:table-cell>
          <table:table-cell table:style-name="ce27" office:value-type="float" office:value="-7" calcext:value-type="float">
            <text:p>-7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A / 0x9B</text:p>
          </table:table-cell>
          <table:table-cell table:style-name="ce13" office:value-type="string" calcext:value-type="string">
            <text:p>dig_P7</text:p>
          </table:table-cell>
          <table:table-cell table:style-name="ce26" office:value-type="float" office:value="15500" calcext:value-type="float">
            <text:p>1550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C / 0x9D</text:p>
          </table:table-cell>
          <table:table-cell table:style-name="ce13" office:value-type="string" calcext:value-type="string">
            <text:p>dig_P8</text:p>
          </table:table-cell>
          <table:table-cell table:style-name="ce26" office:value-type="float" office:value="-14600" calcext:value-type="float">
            <text:p>-1460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9E / 0x9F</text:p>
          </table:table-cell>
          <table:table-cell table:style-name="ce13" office:value-type="string" calcext:value-type="string">
            <text:p>dig_P9</text:p>
          </table:table-cell>
          <table:table-cell table:style-name="ce26" office:value-type="float" office:value="6000" calcext:value-type="float">
            <text:p>600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 calcext:value-type="string">
            <text:p>0xA0 / 0xA1</text:p>
          </table:table-cell>
          <table:table-cell table:style-name="ce13"/>
          <table:table-cell table:style-name="ce26"/>
          <table:table-cell table:style-name="ce13"/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1"/>
          <table:table-cell table:style-name="ce19"/>
          <table:table-cell table:style-name="ce28"/>
          <table:table-cell table:style-name="ce19"/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2" office:value-type="string" calcext:value-type="string" table:number-columns-spanned="4" table:number-rows-spanned="1">
            <text:p>Sample measurement values</text:p>
          </table:table-cell>
          <table:covered-table-cell table:number-columns-repeated="2" table:style-name="ce20"/>
          <table:covered-table-cell table:style-name="ce39"/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9" office:value-type="string" calcext:value-type="string">
            <text:p>Register Address (MSB / LSB / XLSB)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Type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3"/>
          <table:table-cell table:style-name="ce13" office:value-type="string" calcext:value-type="string">
            <text:p>0xF7 / 0xF8 / 0xF9[7:4]</text:p>
          </table:table-cell>
          <table:table-cell table:style-name="ce13" office:value-type="string" calcext:value-type="string">
            <text:p>UT [20 bit]</text:p>
          </table:table-cell>
          <table:table-cell table:style-name="ce25" office:value-type="float" office:value="539680" calcext:value-type="float">
            <text:p>539680</text:p>
          </table:table-cell>
          <table:table-cell table:style-name="ce40" office:value-type="string" calcext:value-type="string">
            <text:p>signed long (*)</text:p>
          </table:table-cell>
          <table:table-cell table:style-name="ce2" office:value-type="string" calcext:value-type="string">
            <text:p>(*) Value is always positive, even though the compensation functions expect a signed integer as input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13" office:value-type="string" calcext:value-type="string">
            <text:p>0xFA / 0xFB / 0xFC[7:4]</text:p>
          </table:table-cell>
          <table:table-cell table:style-name="ce13" office:value-type="string" calcext:value-type="string">
            <text:p>UP [20 bit]</text:p>
          </table:table-cell>
          <table:table-cell table:style-name="ce29" office:value-type="float" office:value="368128" calcext:value-type="float">
            <text:p>368128</text:p>
          </table:table-cell>
          <table:table-cell table:style-name="ce40" office:value-type="string" calcext:value-type="string">
            <text:p>signed long (*)</text:p>
          </table:table-cell>
          <table:table-cell table:style-name="ce2" office:value-type="string" calcext:value-type="string">
            <text:p>(*) Value is always positive, even though the compensation functions expect a signed integer as input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/>
          <table:table-cell table:style-name="ce30" table:number-columns-repeated="2"/>
          <table:table-cell table:style-name="ce2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21" office:value-type="string" calcext:value-type="string">
            <text:p>var1 = </text:p>
          </table:table-cell>
          <table:table-cell table:formula="of:=((UT_20)/16384-(dig_T1)/1024)*(dig_T2)" office:value-type="float" office:value="136956.162109375" calcext:value-type="float">
            <text:p>136956,162109375</text:p>
          </table:table-cell>
          <table:table-cell table:style-name="ce2"/>
          <table:table-cell table:style-name="ce44" office:value-type="string" calcext:value-type="string">
            <text:p>var1  = (((<text:span text:style-name="T1">double</text:span><text:span text:style-name="T2">)adc_T)/16384.0 - ((</text:span><text:span text:style-name="T3">double</text:span><text:span text:style-name="T2">)dig_T1)/1024.0) * ((</text:span><text:span text:style-name="T3">double</text:span><text:span text:style-name="T2">)dig_T2);</text:span></text:p>
          </table:table-cell>
          <table:table-cell table:number-columns-repeated="1018"/>
        </table:table-row>
        <table:table-row table:style-name="ro3">
          <table:table-cell/>
          <table:table-cell table:style-name="ce5"/>
          <table:table-cell table:style-name="ce21" office:value-type="string" calcext:value-type="string">
            <text:p>var2 = </text:p>
          </table:table-cell>
          <table:table-cell table:formula="of:=(((UT_20)/131072-(dig_T1)/8192)*((UT_20)/131072-(dig_T1)/8192))*(dig_T3)" office:value-type="float" office:value="21.4211970567703" calcext:value-type="float">
            <text:p>21,4211970567703</text:p>
          </table:table-cell>
          <table:table-cell table:style-name="ce2"/>
          <table:table-cell table:style-name="ce44" office:value-type="string" calcext:value-type="string">
            <text:p>var2  = ((((<text:span text:style-name="T1">double</text:span><text:span text:style-name="T2">)adc_T)/131072.0 - ((</text:span><text:span text:style-name="T3">double</text:span><text:span text:style-name="T2">)dig_T1)/8192.0) * (((double)adc_T)/131072.0 - ((double) dig_T1)/8192.0)) * ((double)dig_T3);</text:span></text:p>
          </table:table-cell>
          <table:table-cell table:number-columns-repeated="1018"/>
        </table:table-row>
        <table:table-row table:style-name="ro3">
          <table:table-cell/>
          <table:table-cell table:style-name="ce5"/>
          <table:table-cell table:style-name="ce21" office:value-type="string" calcext:value-type="string">
            <text:p>tfine = </text:p>
          </table:table-cell>
          <table:table-cell table:style-name="ce31" table:formula="of:=[.D27]+[.D28]" office:value-type="float" office:value="136977.583306432" calcext:value-type="float">
            <text:p>136978</text:p>
          </table:table-cell>
          <table:table-cell table:style-name="ce2"/>
          <table:table-cell table:style-name="ce44" office:value-type="string" calcext:value-type="string">
            <text:p>t_fine = (BMP280_S32_t)(var1 + var2);</text:p>
          </table:table-cell>
          <table:table-cell table:style-name="ce44"/>
          <table:table-cell table:number-columns-repeated="1017"/>
        </table:table-row>
        <table:table-row table:style-name="ro3">
          <table:table-cell/>
          <table:table-cell table:style-name="ce5"/>
          <table:table-cell table:style-name="ce21" office:value-type="string" calcext:value-type="string">
            <text:p>T = </text:p>
          </table:table-cell>
          <table:table-cell table:style-name="ce32" table:formula="of:=([.D27]+[.D28])/5120" office:value-type="float" office:value="26.7534342395375" calcext:value-type="float">
            <text:p>26,75</text:p>
          </table:table-cell>
          <table:table-cell table:style-name="ce41" office:value-type="string" calcext:value-type="string">
            <text:p>Temperature [°C]</text:p>
          </table:table-cell>
          <table:table-cell table:style-name="ce44" office:value-type="string" calcext:value-type="string">
            <text:p>T <text:s/>= (var1 + var2) / 5120.0;</text:p>
          </table:table-cell>
          <table:table-cell table:number-columns-repeated="1018"/>
        </table:table-row>
        <table:table-row table:style-name="ro3">
          <table:table-cell/>
          <table:table-cell table:style-name="ce2"/>
          <table:table-cell table:style-name="ce21" office:value-type="string" calcext:value-type="string">
            <text:p>integer result (**):</text:p>
          </table:table-cell>
          <table:table-cell table:style-name="ce33" table:formula="of:=100*[.D30]" office:value-type="float" office:value="2675.34342395375" calcext:value-type="float">
            <text:p>2675</text:p>
          </table:table-cell>
          <table:table-cell table:style-name="ce41" office:value-type="string" calcext:value-type="string">
            <text:p>Temperature [1/100 °C]</text:p>
          </table:table-cell>
          <table:table-cell table:style-name="ce2"/>
          <table:table-cell table:number-columns-repeated="1018"/>
        </table:table-row>
        <table:table-row table:style-name="ro3">
          <table:table-cell/>
          <table:table-cell table:style-name="ce2"/>
          <table:table-cell/>
          <table:table-cell table:style-name="ce34"/>
          <table:table-cell/>
          <table:table-cell table:style-name="ce2"/>
          <table:table-cell table:number-columns-repeated="1018"/>
        </table:table-row>
        <table:table-row table:style-name="ro3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t_fine/2)-64000" office:value-type="float" office:value="4488.79165321589" calcext:value-type="float">
            <text:p>4488,79165321589</text:p>
          </table:table-cell>
          <table:table-cell table:style-name="ce21"/>
          <table:table-cell table:style-name="ce44" office:value-type="string" calcext:value-type="string">
            <text:p>var1 = ((<text:span text:style-name="T1">double</text:span><text:span text:style-name="T2">)t_fine/2.0) - 64000.0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[.D33]*[.D33]*(dig_P6)/32768" office:value-type="float" office:value="-4304.34428533521" calcext:value-type="float">
            <text:p>-4304,34428533521</text:p>
          </table:table-cell>
          <table:table-cell table:style-name="ce21"/>
          <table:table-cell table:style-name="ce44" office:value-type="string" calcext:value-type="string">
            <text:p>var2 = var1 * var1 * ((<text:span text:style-name="T1">double</text:span><text:span text:style-name="T2">)dig_P6) / 32768.0;</text:span></text:p>
          </table:table-cell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[.D34]+[.D33]*(dig_P5)*2" office:value-type="float" office:value="1180736.65216366" calcext:value-type="float">
            <text:p>1180736,65216366</text:p>
          </table:table-cell>
          <table:table-cell table:style-name="ce42"/>
          <table:table-cell table:style-name="ce44" office:value-type="string" calcext:value-type="string">
            <text:p>var2 = var2 + var1 * ((<text:span text:style-name="T1">double</text:span><text:span text:style-name="T2">)dig_P5) * 2.0;</text:span></text:p>
          </table:table-cell>
          <table:table-cell table:number-columns-repeated="2"/>
          <table:table-cell table:style-name="ce46"/>
          <table:table-cell table:number-columns-repeated="1015"/>
        </table:table-row>
        <table:table-row table:style-name="ro3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([.D35]/4)+((dig_P4)*65536)" office:value-type="float" office:value="414286096.163041" calcext:value-type="float">
            <text:p>414286096,163041</text:p>
          </table:table-cell>
          <table:table-cell table:style-name="ce42"/>
          <table:table-cell table:style-name="ce44" office:value-type="string" calcext:value-type="string">
            <text:p>var2 = (var2/4.0)+(((<text:span text:style-name="T1">double</text:span><text:span text:style-name="T2">)dig_P4) * 65536.0)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(dig_P3)*[.D33]*[.D33]/524288+(dig_P2)*[.D33])/524288" office:value-type="float" office:value="-90.8918447071445" calcext:value-type="float">
            <text:p>-90,8918447071445</text:p>
          </table:table-cell>
          <table:table-cell table:style-name="ce42"/>
          <table:table-cell table:style-name="ce44" office:value-type="string" calcext:value-type="string">
            <text:p>var1 = (((<text:span text:style-name="T1">double</text:span><text:span text:style-name="T2">)dig_P3) * var1 * var1 / 524288.0 + ((</text:span><text:span text:style-name="T3">double</text:span><text:span text:style-name="T2">)dig_P2) * var1) / 524288.0;</text:span></text:p>
          </table:table-cell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1+[.D37]/32768)*(dig_P1)" office:value-type="float" office:value="35836.3207601503" calcext:value-type="float">
            <text:p>35836,3207601503</text:p>
          </table:table-cell>
          <table:table-cell table:style-name="ce42"/>
          <table:table-cell table:style-name="ce44" office:value-type="string" calcext:value-type="string">
            <text:p>var1 = (1.0 + var1 / 32768.0)*((<text:span text:style-name="T1">double</text:span><text:span text:style-name="T2">)dig_P1);</text:span></text:p>
          </table:table-cell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p = </text:p>
          </table:table-cell>
          <table:table-cell table:formula="of:=1048576-UP_20" office:value-type="float" office:value="680448" calcext:value-type="float">
            <text:p>680448</text:p>
          </table:table-cell>
          <table:table-cell table:style-name="ce42"/>
          <table:table-cell table:style-name="ce44" office:value-type="string" calcext:value-type="string">
            <text:p>p = 1048576.0 - (<text:span text:style-name="T1">double</text:span><text:span text:style-name="T2">)adc_P;</text:span></text:p>
          </table:table-cell>
          <table:table-cell table:style-name="ce45"/>
          <table:table-cell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p = </text:p>
          </table:table-cell>
          <table:table-cell table:formula="of:=([.D39]-([.D36]/4096))*6250/[.D38]" office:value-type="float" office:value="101032.960636358" calcext:value-type="float">
            <text:p>101032,960636358</text:p>
          </table:table-cell>
          <table:table-cell table:style-name="ce42"/>
          <table:table-cell table:style-name="ce44" office:value-type="string" calcext:value-type="string">
            <text:p>p = (p - (var2 / 4096.0)) * 6250.0 / var1;</text:p>
          </table:table-cell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dig_P9)*[.D40]*[.D40]/2147483648" office:value-type="float" office:value="28519.8701590705" calcext:value-type="float">
            <text:p>28519,8701590705</text:p>
          </table:table-cell>
          <table:table-cell table:style-name="ce42"/>
          <table:table-cell table:style-name="ce44" office:value-type="string" calcext:value-type="string">
            <text:p>var1 = ((<text:span text:style-name="T1">double</text:span><text:span text:style-name="T2">)dig_P9) * p * p / 2147483648.0;</text:span></text:p>
          </table:table-cell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[.D40]*(dig_P8)/32768" office:value-type="float" office:value="-45015.9065335335" calcext:value-type="float">
            <text:p>-45015,9065335335</text:p>
          </table:table-cell>
          <table:table-cell table:style-name="ce42"/>
          <table:table-cell table:style-name="ce44" office:value-type="string" calcext:value-type="string">
            <text:p>var2 = p * ((<text:span text:style-name="T1">double</text:span><text:span text:style-name="T2">)dig_P8) / 32768.0;</text:span></text:p>
          </table:table-cell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p = </text:p>
          </table:table-cell>
          <table:table-cell table:style-name="ce32" table:formula="of:=[.D40]+([.D41]+[.D42]+(dig_P7))/16" office:value-type="float" office:value="100970.708362954" calcext:value-type="float">
            <text:p>100970,71</text:p>
          </table:table-cell>
          <table:table-cell table:style-name="ce41" office:value-type="string" calcext:value-type="string">
            <text:p>Pressure [Pa]</text:p>
          </table:table-cell>
          <table:table-cell table:style-name="ce44" office:value-type="string" calcext:value-type="string">
            <text:p>p = p + (var1 + var2 + ((<text:span text:style-name="T1">double</text:span><text:span text:style-name="T2">)dig_P7)) / 16.0;</text:span></text:p>
          </table:table-cell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int32 result (**):</text:p>
          </table:table-cell>
          <table:table-cell table:style-name="ce35" table:formula="of:=[.D43]" office:value-type="float" office:value="100970.708362954" calcext:value-type="float">
            <text:p>100971</text:p>
          </table:table-cell>
          <table:table-cell table:style-name="ce41" office:value-type="string" calcext:value-type="string">
            <text:p>Pressure [Pa]</text:p>
          </table:table-cell>
          <table:table-cell table:style-name="ce2"/>
          <table:table-cell/>
          <table:table-cell table:style-name="ce46" table:number-columns-repeated="2"/>
          <table:table-cell table:number-columns-repeated="1015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int64 result (**):</text:p>
          </table:table-cell>
          <table:table-cell table:style-name="ce35" table:formula="of:=[.D43]*256" office:value-type="float" office:value="25848501.3409162" calcext:value-type="float">
            <text:p>25848501</text:p>
          </table:table-cell>
          <table:table-cell table:style-name="ce41" office:value-type="string" calcext:value-type="string">
            <text:p>Pressure [1/256 Pa]</text:p>
          </table:table-cell>
          <table:table-cell table:style-name="ce2"/>
          <table:table-cell/>
          <table:table-cell table:style-name="ce45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22"/>
          <table:table-cell table:style-name="ce42"/>
          <table:table-cell table:style-name="ce2"/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 office:value-type="string" calcext:value-type="string">
            <text:p>(**) The actual result of the integer calculation may deviate slightly from the values shown here due to integer calculation rounding errors</text:p>
          </table:table-cell>
          <table:table-cell table:style-name="ce22"/>
          <table:table-cell table:style-name="ce42"/>
          <table:table-cell table:style-name="ce2"/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22"/>
          <table:table-cell table:style-name="ce42"/>
          <table:table-cell table:style-name="ce2"/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36"/>
          <table:table-cell table:style-name="ce41"/>
          <table:table-cell table:style-name="ce2"/>
          <table:table-cell table:number-columns-repeated="2"/>
          <table:table-cell table:style-name="ce46"/>
          <table:table-cell table:number-columns-repeated="1015"/>
        </table:table-row>
        <table:table-row table:style-name="ro1">
          <table:table-cell/>
          <table:table-cell table:style-name="ce15"/>
          <table:table-cell/>
          <table:table-cell table:style-name="ce34"/>
          <table:table-cell table:style-name="ce41"/>
          <table:table-cell table:style-name="ce2"/>
          <table:table-cell table:style-name="ce46"/>
          <table:table-cell/>
          <table:table-cell table:style-name="ce46"/>
          <table:table-cell table:number-columns-repeated="1015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43"/>
          <table:table-cell table:style-name="ce2"/>
          <table:table-cell table:style-name="ce46"/>
          <table:table-cell/>
          <table:table-cell table:style-name="ce46"/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46"/>
          <table:table-cell/>
          <table:table-cell table:style-name="ce46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6" table:number-columns-repeated="4"/>
          <table:table-cell table:style-name="ce2"/>
          <table:table-cell table:style-name="ce46"/>
          <table:table-cell/>
          <table:table-cell table:style-name="ce46"/>
          <table:table-cell table:number-columns-repeated="1015"/>
        </table:table-row>
        <table:table-row table:style-name="ro1">
          <table:table-cell table:style-name="ce4"/>
          <table:table-cell table:style-name="ce16" table:number-columns-repeated="4"/>
          <table:table-cell table:style-name="ce2"/>
          <table:table-cell table:style-name="ce46"/>
          <table:table-cell table:style-name="ce45"/>
          <table:table-cell table:style-name="ce46"/>
          <table:table-cell table:number-columns-repeated="1015"/>
        </table:table-row>
        <table:table-row table:style-name="ro1">
          <table:table-cell table:style-name="ce4"/>
          <table:table-cell table:style-name="ce16" table:number-columns-repeated="4"/>
          <table:table-cell table:style-name="ce2"/>
          <table:table-cell table:style-name="ce46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5" table:number-columns-repeated="2"/>
          <table:table-cell table:style-name="ce16" table:number-columns-repeated="2"/>
          <table:table-cell table:style-name="ce46"/>
          <table:table-cell table:number-columns-repeated="1017"/>
        </table:table-row>
        <table:table-row table:style-name="ro1" table:number-rows-repeated="2">
          <table:table-cell table:style-name="ce5"/>
          <table:table-cell table:style-name="ce4"/>
          <table:table-cell table:style-name="ce22" table:number-columns-repeated="2"/>
          <table:table-cell table:style-name="ce2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2" table:number-columns-repeated="2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22" table:number-columns-repeated="2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5"/>
          <table:table-cell table:style-name="ce23" table:number-columns-repeated="2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5"/>
          <table:table-cell table:style-name="ce2"/>
          <table:table-cell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5"/>
          <table:table-cell table:style-name="ce4" table:number-columns-repeated="2"/>
          <table:table-cell table:style-name="ce15" table:number-columns-repeated="2"/>
          <table:table-cell table:number-columns-repeated="1018"/>
        </table:table-row>
        <table:table-row table:style-name="ro3">
          <table:table-cell/>
          <table:table-cell table:style-name="ce2"/>
          <table:table-cell table:style-name="ce4" table:number-columns-repeated="2"/>
          <table:table-cell table:style-name="ce15" table:number-columns-repeated="2"/>
          <table:table-cell/>
          <table:table-cell table:style-name="ce23"/>
          <table:table-cell table:number-columns-repeated="1016"/>
        </table:table-row>
        <table:table-row table:style-name="ro3">
          <table:table-cell/>
          <table:table-cell table:style-name="ce2"/>
          <table:table-cell table:style-name="ce4" table:number-columns-repeated="2"/>
          <table:table-cell table:style-name="ce15" table:number-columns-repeated="2"/>
          <table:table-cell table:number-columns-repeated="1018"/>
        </table:table-row>
        <table:table-row table:style-name="ro3" table:number-rows-repeated="2">
          <table:table-cell/>
          <table:table-cell table:style-name="ce16"/>
          <table:table-cell table:style-name="ce4" table:number-columns-repeated="2"/>
          <table:table-cell table:style-name="ce15" table:number-columns-repeated="2"/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AC1_EEPROM" table:base-cell-address="$'calculate T and p BMP280'.$A$1" table:expression="#REF!"/>
          <table:named-expression table:name="AC2_EEPROM" table:base-cell-address="$'calculate T and p BMP280'.$A$1" table:expression="#REF!"/>
          <table:named-expression table:name="AC3_EEPROM" table:base-cell-address="$'calculate T and p BMP280'.$A$1" table:expression="#REF!"/>
          <table:named-expression table:name="AC4_EEPROM" table:base-cell-address="$'calculate T and p BMP280'.$A$1" table:expression="#REF!"/>
          <table:named-expression table:name="AC5_EEPROM" table:base-cell-address="$'calculate T and p BMP280'.$A$1" table:expression="#REF!"/>
          <table:named-expression table:name="AC6_EEPROM" table:base-cell-address="$'calculate T and p BMP280'.$A$1" table:expression="#REF!"/>
          <table:named-expression table:name="B1_EEPROM" table:base-cell-address="$'calculate T and p BMP280'.$A$1" table:expression="#REF!"/>
          <table:named-expression table:name="B2_EEPROM" table:base-cell-address="$'calculate T and p BMP280'.$A$1" table:expression="#REF!"/>
          <table:named-expression table:name="B6_var" table:base-cell-address="$'calculate T and p BMP280'.$A$1" table:expression="#REF!"/>
          <table:named-expression table:name="cword00" table:base-cell-address="$'calculate T and p BMP280'.$A$1" table:expression="#REF!"/>
          <table:named-expression table:name="edde" table:base-cell-address="$'calculate T and p BMP280'.$A$1" table:expression="#REF!"/>
          <table:named-range table:name="Excel_BuiltIn_Print_Area" table:base-cell-address="$'calculate T and p BMP280'.$A$1" table:cell-range-address="$'calculate T and p BMP280'.$B$1:.$F$55" table:range-usable-as="print-range"/>
          <table:named-expression table:name="MB_EEPROM" table:base-cell-address="$'calculate T and p BMP280'.$A$1" table:expression="#REF!"/>
          <table:named-expression table:name="MC_EEPROM" table:base-cell-address="$'calculate T and p BMP280'.$A$1" table:expression="#REF!"/>
          <table:named-expression table:name="MD_EEPROM" table:base-cell-address="$'calculate T and p BMP280'.$A$1" table:expression="#REF!"/>
          <table:named-expression table:name="n_samples" table:base-cell-address="$'calculate T and p BMP280'.$A$1" table:expression="#REF!"/>
          <table:named-expression table:name="osrs" table:base-cell-address="$'calculate T and p BMP280'.$A$1" table:expression="#REF!"/>
          <table:named-expression table:name="oss" table:base-cell-address="$'calculate T and p BMP280'.$A$1" table:expression="#REF!"/>
          <table:named-expression table:name="par_b" table:base-cell-address="$'calculate T and p BMP280'.$A$1" table:expression="#REF!"/>
          <table:named-expression table:name="par_c" table:base-cell-address="$'calculate T and p BMP280'.$A$1" table:expression="#REF!"/>
          <table:named-expression table:name="par_d" table:base-cell-address="$'calculate T and p BMP280'.$A$1" table:expression="#REF!"/>
          <table:named-expression table:name="sdsd" table:base-cell-address="$'calculate T and p BMP280'.$A$1" table:expression="#REF!"/>
          <table:named-expression table:name="TK1R" table:base-cell-address="$'calculate T and p BMP280'.$A$1" table:expression="#REF!"/>
          <table:named-expression table:name="UPtot" table:base-cell-address="$'calculate T and p BMP280'.$A$1" table:expression="#REF!"/>
          <table:named-expression table:name="UT" table:base-cell-address="$'calculate T and p BMP280'.$A$1" table:expression="#REF!"/>
          <table:named-expression table:name="_B5" table:base-cell-address="$'calculate T and p BMP280'.$A$1" table:expression="#REF!"/>
          <table:named-expression table:name="_bbb5" table:base-cell-address="$'calculate T and p BMP280'.$A$1" table:expression="#REF!"/>
          <table:named-expression table:name="_X1" table:base-cell-address="$'calculate T and p BMP280'.$A$1" table:expression="#REF!"/>
          <table:named-expression table:name="_X2" table:base-cell-address="$'calculate T and p BMP280'.$A$1" table:expression="#REF!"/>
          <table:named-expression table:name="_xx1" table:base-cell-address="$'calculate T and p BMP280'.$A$1" table:expression="#REF!"/>
          <table:named-expression table:name="_xx2" table:base-cell-address="$'calculate T and p BMP280'.$A$1" table:expression="#REF!"/>
          <table:named-expression table:name="__B3" table:base-cell-address="$'calculate T and p BMP280'.$A$1" table:expression="#REF!"/>
          <table:named-expression table:name="__X1" table:base-cell-address="$'calculate T and p BMP280'.$B$2" table:expression="#REF!"/>
          <table:named-expression table:name="__X2" table:base-cell-address="$'calculate T and p BMP280'.$A$1" table:expression="#REF!"/>
          <table:named-expression table:name="__X3" table:base-cell-address="$'calculate T and p BMP280'.$A$1" table:expression="#REF!"/>
        </table:named-expressions>
      </table:table>
      <table:named-expressions>
        <table:named-expression table:name="AC1_EEPROM" table:base-cell-address="$'calculate T and p BMP280'.$A$1" table:expression="#REF!"/>
        <table:named-expression table:name="AC2_EEPROM" table:base-cell-address="$'calculate T and p BMP280'.$A$1" table:expression="#REF!"/>
        <table:named-expression table:name="AC3_EEPROM" table:base-cell-address="$'calculate T and p BMP280'.$A$1" table:expression="#REF!"/>
        <table:named-expression table:name="AC4_EEPROM" table:base-cell-address="$'calculate T and p BMP280'.$A$1" table:expression="#REF!"/>
        <table:named-expression table:name="AC5_EEPROM" table:base-cell-address="$'calculate T and p BMP280'.$A$1" table:expression="#REF!"/>
        <table:named-expression table:name="AC6_EEPROM" table:base-cell-address="$'calculate T and p BMP280'.$A$1" table:expression="#REF!"/>
        <table:named-expression table:name="B1_EEPROM" table:base-cell-address="$'calculate T and p BMP280'.$A$1" table:expression="#REF!"/>
        <table:named-expression table:name="B2_EEPROM" table:base-cell-address="$'calculate T and p BMP280'.$A$1" table:expression="#REF!"/>
        <table:named-expression table:name="B6_var" table:base-cell-address="$'calculate T and p BMP280'.$A$1" table:expression="#REF!"/>
        <table:named-expression table:name="cword00" table:base-cell-address="$'calculate T and p BMP280'.$A$1" table:expression="#REF!"/>
        <table:named-range table:name="dig_P1" table:base-cell-address="$'calculate T and p BMP280'.$A$1" table:cell-range-address="$'calculate T and p BMP280'.$D$9"/>
        <table:named-range table:name="dig_P2" table:base-cell-address="$'calculate T and p BMP280'.$A$1" table:cell-range-address="$'calculate T and p BMP280'.$D$10"/>
        <table:named-range table:name="dig_P3" table:base-cell-address="$'calculate T and p BMP280'.$A$1" table:cell-range-address="$'calculate T and p BMP280'.$D$11"/>
        <table:named-range table:name="dig_P4" table:base-cell-address="$'calculate T and p BMP280'.$A$1" table:cell-range-address="$'calculate T and p BMP280'.$D$12"/>
        <table:named-range table:name="dig_P5" table:base-cell-address="$'calculate T and p BMP280'.$A$1" table:cell-range-address="$'calculate T and p BMP280'.$D$13"/>
        <table:named-range table:name="dig_P6" table:base-cell-address="$'calculate T and p BMP280'.$A$1" table:cell-range-address="$'calculate T and p BMP280'.$D$14"/>
        <table:named-range table:name="dig_P7" table:base-cell-address="$'calculate T and p BMP280'.$A$1" table:cell-range-address="$'calculate T and p BMP280'.$D$15"/>
        <table:named-range table:name="dig_P8" table:base-cell-address="$'calculate T and p BMP280'.$A$1" table:cell-range-address="$'calculate T and p BMP280'.$D$16"/>
        <table:named-range table:name="dig_P9" table:base-cell-address="$'calculate T and p BMP280'.$A$1" table:cell-range-address="$'calculate T and p BMP280'.$D$17"/>
        <table:named-range table:name="dig_T1" table:base-cell-address="$'calculate T and p BMP280'.$A$1" table:cell-range-address="$'calculate T and p BMP280'.$D$6"/>
        <table:named-range table:name="dig_T2" table:base-cell-address="$'calculate T and p BMP280'.$A$1" table:cell-range-address="$'calculate T and p BMP280'.$D$7"/>
        <table:named-range table:name="dig_T3" table:base-cell-address="$'calculate T and p BMP280'.$A$1" table:cell-range-address="$'calculate T and p BMP280'.$D$8"/>
        <table:named-expression table:name="edde" table:base-cell-address="$'calculate T and p BMP280'.$A$1" table:expression="#REF!"/>
        <table:named-expression table:name="MB_EEPROM" table:base-cell-address="$'calculate T and p BMP280'.$A$1" table:expression="#REF!"/>
        <table:named-expression table:name="MC_EEPROM" table:base-cell-address="$'calculate T and p BMP280'.$A$1" table:expression="#REF!"/>
        <table:named-expression table:name="MD_EEPROM" table:base-cell-address="$'calculate T and p BMP280'.$A$1" table:expression="#REF!"/>
        <table:named-expression table:name="n_samples" table:base-cell-address="$'calculate T and p BMP280'.$A$1" table:expression="#REF!"/>
        <table:named-expression table:name="osrs" table:base-cell-address="$'calculate T and p BMP280'.$A$1" table:expression="#REF!"/>
        <table:named-expression table:name="oss" table:base-cell-address="$'calculate T and p BMP280'.$A$1" table:expression="#REF!"/>
        <table:named-expression table:name="par_b" table:base-cell-address="$'calculate T and p BMP280'.$A$1" table:expression="#REF!"/>
        <table:named-expression table:name="par_c" table:base-cell-address="$'calculate T and p BMP280'.$A$1" table:expression="#REF!"/>
        <table:named-expression table:name="par_d" table:base-cell-address="$'calculate T and p BMP280'.$A$1" table:expression="#REF!"/>
        <table:named-expression table:name="Rnull" table:base-cell-address="$'calculate T and p BMP280'.$A$1" table:expression="['file://rtdfs/rtdfs/External/03_IC_Design_Simulation/ASIC/EM/Bosch_resistive_sensor_temperature_fit_EM_Hyp.xls'#$'R 276,6mV ISRLIN'.$M$5]"/>
        <table:named-expression table:name="sdsd" table:base-cell-address="$'calculate T and p BMP280'.$A$1" table:expression="#REF!"/>
        <table:named-expression table:name="TK1R" table:base-cell-address="$'calculate T and p BMP280'.$A$1" table:expression="#REF!"/>
        <table:named-range table:name="t_fine" table:base-cell-address="$'calculate T and p BMP280'.$A$1" table:cell-range-address="$'calculate T and p BMP280'.$D$29"/>
        <table:named-expression table:name="UPtot" table:base-cell-address="$'calculate T and p BMP280'.$A$1" table:expression="#REF!"/>
        <table:named-range table:name="UP_20" table:base-cell-address="$'calculate T and p BMP280'.$A$1" table:cell-range-address="$'calculate T and p BMP280'.$D$23"/>
        <table:named-expression table:name="UT" table:base-cell-address="$'calculate T and p BMP280'.$A$1" table:expression="#REF!"/>
        <table:named-range table:name="UT_20" table:base-cell-address="$'calculate T and p BMP280'.$A$1" table:cell-range-address="$'calculate T and p BMP280'.$D$22"/>
        <table:named-expression table:name="UT_new" table:base-cell-address="$'calculate T and p BMP280'.$A$1" table:expression="#REF!"/>
        <table:named-expression table:name="_B5" table:base-cell-address="$'calculate T and p BMP280'.$A$1" table:expression="#REF!"/>
        <table:named-expression table:name="_bbb5" table:base-cell-address="$'calculate T and p BMP280'.$A$1" table:expression="#REF!"/>
        <table:named-expression table:name="_X1" table:base-cell-address="$'calculate T and p BMP280'.$A$1" table:expression="#REF!"/>
        <table:named-expression table:name="_X2" table:base-cell-address="$'calculate T and p BMP280'.$A$1" table:expression="#REF!"/>
        <table:named-expression table:name="_xx1" table:base-cell-address="$'calculate T and p BMP280'.$A$1" table:expression="#REF!"/>
        <table:named-expression table:name="_xx2" table:base-cell-address="$'calculate T and p BMP280'.$A$1" table:expression="#REF!"/>
        <table:named-expression table:name="__B3" table:base-cell-address="$'calculate T and p BMP280'.$A$1" table:expression="#REF!"/>
        <table:named-expression table:name="__X1" table:base-cell-address="$'calculate T and p BMP280'.$A$1" table:expression="#REF!"/>
        <table:named-expression table:name="__X2" table:base-cell-address="$'calculate T and p BMP280'.$A$1" table:expression="#REF!"/>
        <table:named-expression table:name="__X3" table:base-cell-address="$'calculate T and p BMP280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EUR</number:text>
    </number:number-style>
    <number:number-style style:name="N134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EUR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EUR</number:text>
    </number:number-style>
    <number:number-style style:name="N137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EUR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EUR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EUR </number:text>
    </number:number-style>
    <number:number-style style:name="N142P2" style:volatile="true">
      <number:text> </number:text>
      <number:fill-character> </number:fill-character>
      <number:text>- EU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    </number:text>
    </number:number-style>
    <number:number-style style:name="N146P2" style:volatile="true">
      <number:text> </number:text>
      <number:fill-character> </number:fill-character>
      <number:text>-  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EUR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EUR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EUR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Ja</number:text>
    </number:number-style>
    <number:number-style style:name="N156P1" style:volatile="true">
      <number:text>Ja</number:text>
    </number:number-style>
    <number:number-style style:name="N156">
      <number:text>Nein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Wahr</number:text>
    </number:number-style>
    <number:number-style style:name="N158P1" style:volatile="true">
      <number:text>Wahr</number:text>
    </number:number-style>
    <number:number-style style:name="N158">
      <number:text>Falsch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Ein</number:text>
    </number:number-style>
    <number:number-style style:name="N160P1" style:volatile="true">
      <number:text>Ein</number:text>
    </number:number-style>
    <number:number-style style:name="N160">
      <number:text>Aus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number:min-decimal-places="1" number:min-integer-digits="1"/>
    </number:number-style>
    <number:number-style style:name="N164">
      <number:number number:decimal-places="4" number:min-decimal-places="4" number:min-integer-digits="1"/>
    </number:number-style>
    <number:number-style style:name="N165">
      <number:number number:decimal-places="3" number:min-decimal-places="3" number:min-integer-digits="1"/>
    </number:number-style>
    <number:number-style style:name="N166">
      <number:number number:decimal-places="7" number:min-decimal-places="7" number:min-integer-digits="1"/>
    </number:number-style>
    <number:number-style style:name="N167">
      <number:number number:decimal-places="6" number:min-decimal-places="6" number:min-integer-digits="1"/>
    </number:number-style>
    <number:number-style style:name="N168">
      <number:number number:decimal-places="5" number:min-decimal-places="5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cm" fo:margin-bottom="1.7cm" fo:margin-left="2cm" fo:margin-right="0.801cm" style:first-page-number="continue" style:scale-to-X="1" style:scale-to-Y="1" style:writing-mode="lr-tb"/>
      <style:header-style>
        <style:header-footer-properties fo:min-height="0.75cm" fo:margin-left="0cm" fo:margin-right="1.101cm" fo:margin-bottom="0cm"/>
      </style:header-style>
      <style:footer-style>
        <style:header-footer-properties fo:min-height="0.75cm" fo:margin-left="0cm" fo:margin-right="1.101cm" fo:margin-top="0cm"/>
      </style:footer-style>
    </style:page-layout>
  </office:automatic-styles>
  <office:master-styles>
    <style:master-page style:name="PageStyle_5f_calculate_20_T_20_and_20_p_20_BMP280" style:display-name="PageStyle_calculate T and p BMP28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erhard Lammel</meta:initial-creator>
    <meta:creation-date>2006-02-03T12:46:09</meta:creation-date>
    <dc:date>2024-08-17T13:58:23.217000000</dc:date>
    <meta:print-date>2012-10-11T23:39:22</meta:print-date>
    <meta:editing-duration>PT1H12M14S</meta:editing-duration>
    <meta:editing-cycles>5</meta:editing-cycles>
    <meta:generator>LibreOffice/7.4.3.2$Windows_X86_64 LibreOffice_project/1048a8393ae2eeec98dff31b5c133c5f1d08b890</meta:generator>
    <meta:document-statistic meta:table-count="1" meta:cell-count="130" meta:object-count="0"/>
  </office:meta>
</office:document-meta>
</file>